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style:font-name="Carlito" officeooo:rsid="0013065c" officeooo:paragraph-rsid="0013065c" style:font-size-asian="10.5pt"/>
    </style:style>
    <style:style style:name="P2" style:family="paragraph" style:parent-style-name="Header">
      <style:text-properties style:font-name="Carlito" officeooo:rsid="0013065c" officeooo:paragraph-rsid="0013065c" style:font-size-asian="10.5pt"/>
    </style:style>
    <style:style style:name="P3" style:family="paragraph" style:parent-style-name="Standard">
      <style:text-properties officeooo:rsid="0013065c" officeooo:paragraph-rsid="00130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graph 1</text:p>
      <text:p text:style-name="P3">Paragraph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" officeooo:rsid="0013065c" officeooo:paragraph-rsid="0013065c" style:font-size-asian="10.5pt"/>
    </style:style>
    <style:style style:name="MP2" style:family="paragraph" style:parent-style-name="Footer">
      <style:text-properties style:font-name="Carlito" officeooo:rsid="0013065c" officeooo:paragraph-rsid="0013065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ader Text</text:p>
      </style:header>
      <style:footer>
        <text:p text:style-name="MP2">Footer Tex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17:18:32.530632093</meta:creation-date>
    <dc:title>Modern</dc:title>
    <meta:generator>LibreOffice/7.0.6.2$Linux_X86_64 LibreOffice_project/00$Build-2</meta:generator>
    <meta:editing-duration>PT1M14S</meta:editing-duration>
    <meta:editing-cycles>2</meta:editing-cycles>
    <meta:initial-creator>F </meta:initial-creator>
    <dc:date>2021-06-25T17:19:44.575354546</dc:date>
    <dc:creator>F </dc:creator>
    <meta:document-statistic meta:table-count="0" meta:image-count="0" meta:object-count="0" meta:page-count="1" meta:paragraph-count="4" meta:word-count="8" meta:character-count="44" meta:non-whitespace-character-count="40"/>
    <meta:template xlink:type="simple" xlink:actuate="onRequest" xlink:title="Modern" xlink:href="../../../usr/lib64/libreoffice/share/template/common/styles/Modern.ott" meta:date="2021-06-25T17:18:30.722857462"/>
  </office:meta>
</office:document-meta>
</file>